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Paragraphedeliste" style:list-style-name="LFO1" style:family="paragraph">
      <style:paragraph-properties fo:margin-bottom="0.1388in" fo:line-height="115%"/>
    </style:style>
    <style:style style:name="P3" style:parent-style-name="Paragraphedeliste" style:list-style-name="LFO1" style:family="paragraph">
      <style:paragraph-properties fo:margin-bottom="0.1388in" fo:line-height="115%"/>
    </style:style>
    <style:style style:name="P4" style:parent-style-name="Paragraphedeliste" style:list-style-name="LFO1" style:family="paragraph">
      <style:paragraph-properties fo:margin-bottom="0.1388in" fo:line-height="115%"/>
    </style:style>
    <style:style style:name="P5" style:parent-style-name="Paragraphedeliste" style:list-style-name="LFO1" style:family="paragraph">
      <style:paragraph-properties fo:margin-bottom="0.1388in" fo:line-height="115%"/>
    </style:style>
    <style:style style:name="P6" style:parent-style-name="Paragraphedeliste" style:list-style-name="LFO1" style:family="paragraph">
      <style:paragraph-properties fo:margin-bottom="0in" fo:line-height="100%"/>
    </style:style>
    <style:style style:name="P7" style:parent-style-name="Titre1" style:family="paragraph">
      <style:paragraph-properties fo:text-align="center"/>
    </style:style>
    <style:style style:name="P8" style:parent-style-name="Titre3" style:family="paragraph">
      <style:paragraph-properties fo:keep-with-next="auto" fo:keep-together="auto" fo:text-align="justify" fo:margin-top="0in" fo:line-height="100%" fo:margin-left="0.5in" fo:text-indent="-0.5in">
        <style:tab-stops>
          <style:tab-stop style:type="left" style:position="0in"/>
        </style:tab-stops>
      </style:paragraph-properties>
    </style:style>
    <style:style style:name="P9" style:parent-style-name="Titre3" style:family="paragraph">
      <style:paragraph-properties fo:keep-with-next="auto" fo:keep-together="auto" fo:text-align="justify" fo:margin-top="0in" fo:line-height="100%" fo:margin-left="0.5in" fo:text-indent="-0.5in">
        <style:tab-stops>
          <style:tab-stop style:type="left" style:position="0in"/>
        </style:tab-stops>
      </style:paragraph-properties>
    </style:style>
    <style:style style:name="P10" style:parent-style-name="Titre3" style:family="paragraph">
      <style:paragraph-properties fo:keep-with-next="auto" fo:keep-together="auto" fo:text-align="justify" fo:margin-top="0in" fo:line-height="100%" fo:margin-left="0.5in" fo:text-indent="-0.5in">
        <style:tab-stops>
          <style:tab-stop style:type="left" style:position="0in"/>
        </style:tab-stops>
      </style:paragraph-properties>
    </style:style>
    <style:style style:name="P11" style:parent-style-name="Titre2" style:family="paragraph">
      <style:paragraph-properties fo:keep-with-next="auto" fo:keep-together="auto" fo:text-align="justify" fo:margin-top="0.1944in" fo:margin-bottom="0.1944in" fo:line-height="100%" fo:margin-left="0.4in" fo:text-indent="-0.4in">
        <style:tab-stops>
          <style:tab-stop style:type="left" style:position="0in"/>
        </style:tab-stops>
      </style:paragraph-properties>
    </style:style>
    <style:style style:name="P12" style:parent-style-name="Titre3" style:family="paragraph">
      <style:paragraph-properties fo:keep-with-next="auto" fo:keep-together="auto" fo:text-align="justify" fo:margin-top="0in" fo:line-height="100%" fo:margin-left="0.5in" fo:text-indent="-0.5in">
        <style:tab-stops>
          <style:tab-stop style:type="left" style:position="0in"/>
        </style:tab-stops>
      </style:paragraph-properties>
    </style:style>
    <style:style style:name="P13" style:parent-style-name="Normal" style:family="paragraph">
      <style:paragraph-properties fo:text-align="justify"/>
    </style:style>
    <style:style style:name="P14" style:parent-style-name="Titre3" style:family="paragraph">
      <style:paragraph-properties fo:keep-with-next="auto" fo:keep-together="auto" fo:text-align="justify" fo:margin-top="0in" fo:line-height="100%" fo:margin-left="0.5in" fo:text-indent="-0.5in">
        <style:tab-stops>
          <style:tab-stop style:type="left" style:position="0in"/>
        </style:tab-stops>
      </style:paragraph-properties>
    </style:style>
    <style:style style:name="P15" style:parent-style-name="Normal" style:family="paragraph">
      <style:paragraph-properties fo:text-align="justify"/>
    </style:style>
    <style:style style:name="P16" style:parent-style-name="Titre3" style:family="paragraph">
      <style:paragraph-properties fo:keep-with-next="auto" fo:keep-together="auto" fo:text-align="justify" fo:margin-top="0in" fo:line-height="100%" fo:margin-left="0.5in" fo:text-indent="-0.5in">
        <style:tab-stops>
          <style:tab-stop style:type="left" style:position="0in"/>
        </style:tab-stops>
      </style:paragraph-properties>
    </style:style>
    <style:style style:name="P17" style:parent-style-name="Normal" style:family="paragraph">
      <style:paragraph-properties fo:text-align="justify"/>
    </style:style>
    <style:style style:name="P18" style:parent-style-name="Titre3" style:family="paragraph">
      <style:paragraph-properties fo:keep-with-next="auto" fo:keep-together="auto" fo:text-align="justify" fo:margin-top="0in" fo:line-height="100%" fo:margin-left="0.5in" fo:text-indent="-0.5in">
        <style:tab-stops>
          <style:tab-stop style:type="left" style:position="0in"/>
        </style:tab-stops>
      </style:paragraph-properties>
    </style:style>
    <style:style style:name="P19" style:parent-style-name="Titre3" style:family="paragraph">
      <style:paragraph-properties fo:keep-with-next="auto" fo:keep-together="auto" fo:text-align="justify" fo:margin-top="0in" fo:line-height="100%" fo:margin-left="0.5in" fo:text-indent="-0.5in">
        <style:tab-stops>
          <style:tab-stop style:type="left" style:position="0in"/>
        </style:tab-stops>
      </style:paragraph-properties>
    </style:style>
    <style:style style:name="P20" style:parent-style-name="Titre3" style:family="paragraph">
      <style:paragraph-properties fo:keep-with-next="auto" fo:keep-together="auto" fo:text-align="justify" fo:margin-top="0in" fo:line-height="100%" fo:margin-left="0.5in" fo:text-indent="-0.5in">
        <style:tab-stops>
          <style:tab-stop style:type="left" style:position="0in"/>
        </style:tab-stops>
      </style:paragraph-properties>
    </style:style>
    <style:style style:name="P21" style:parent-style-name="Titre3" style:family="paragraph">
      <style:paragraph-properties fo:keep-with-next="auto" fo:keep-together="auto" fo:text-align="justify" fo:margin-top="0in" fo:line-height="100%" fo:margin-left="0.5in" fo:text-indent="-0.5in">
        <style:tab-stops>
          <style:tab-stop style:type="left" style:position="0in"/>
        </style:tab-stops>
      </style:paragraph-properties>
    </style:style>
    <style:style style:name="P22" style:parent-style-name="Normal" style:family="paragraph">
      <style:paragraph-properties fo:text-align="justify"/>
    </style:style>
  </office:automatic-styles>
  <office:body>
    <office:text text:use-soft-page-breaks="true">
      <text:h text:style-name="P1" text:outline-level="1">Activités du portefeuille de compétences</text:h>
      <text:list text:style-name="LFO1" text:continue-numbering="true">
        <text:list-item>
          <text:p text:style-name="P2">Participer à l’évolution d’un site Web exploitant les données de l’organisation</text:p>
        </text:list-item>
        <text:list-item>
          <text:p text:style-name="P3">Analyser les objectifs et les modalités d’organisation d’un<text:s/>projet</text:p>
        </text:list-item>
        <text:list-item>
          <text:p text:style-name="P4">Planifier les activités</text:p>
        </text:list-item>
        <text:list-item>
          <text:p text:style-name="P5">Évaluer les indicateurs de suivi d’un projet et analyser les écarts</text:p>
        </text:list-item>
        <text:list-item>
          <text:p text:style-name="P6">Réaliser les tests d’intégration et d’acceptation d’un service</text:p>
        </text:list-item>
      </text:list>
      <text:h text:style-name="P7" text:outline-level="1">Cahier des charges général aux missions</text:h>
      <text:h text:style-name="P8" text:outline-level="3">Définition de l'objet</text:h>
      <text:p text:style-name="Sansinterligne">Il n’existe actuellement aucun site fonctionnel<text:s/><text:s/>relié<text:s/>à l’association Esperance de vie qui a pour but de venir en aide à l’orphelin du Congo. On souhaite alors créer une plateforme,</text:p>
      <text:p text:style-name="Sansinterligne">L'application doit permettre d'enregistrer tout nouveau bénévole, administrateur,<text:s/>visiteur,<text:s/>donateur et permettre au donateur de faire des dons qui seront enregistrer dans un journal. Il devra aussi servir de système d’information entre<text:s/>la différente partie<text:s/>et l’association.<text:s/></text:p>
      <text:p text:style-name="Sansinterligne"/>
      <text:h text:style-name="P9" text:outline-level="3">Forme de l'objet</text:h>
      <text:p text:style-name="Sansinterligne">L'application Web destinée aux bénévole, administrateur, visiteur et donateur, devra être accessible depuis un ordinateur.</text:p>
      <text:p text:style-name="Sansinterligne">La partie utilisée par les administrateurs sera aussi sous forme d'une interface Web.</text:p>
      <text:p text:style-name="Normal"/>
      <text:h text:style-name="P10" text:outline-level="3">Accessibilité/Sécurité</text:h>
      <text:p text:style-name="Sansinterligne">L'environnement doit être accessible aux seuls acteurs de l’association.<text:s/></text:p>
      <text:p text:style-name="Sansinterligne">Une<text:s/>authentification préalable sera nécessaire pour l'accès au contenu ou<text:s/>toutes données sensibles.<text:s/></text:p>
      <text:p text:style-name="Normal"/>
      <text:h text:style-name="P11" text:outline-level="2">Contraintes</text:h>
      <text:h text:style-name="P12" text:outline-level="3">Architecture*</text:h>
      <text:p text:style-name="P13">L’application respectera l’architecture MVC. Un squelette<text:s/>devra être créer<text:s/>.</text:p>
      <text:h text:style-name="P14" text:outline-level="3">Ergonomie</text:h>
      <text:p text:style-name="P15">Des améliorations ou variations doivent<text:s/>être proposées<text:s/>à la suite de chaque étapes<text:s/>.<text:s/></text:p>
      <text:h text:style-name="P16" text:outline-level="3">Environnement</text:h>
      <text:p text:style-name="P17">Le langage de script côté serveur doit être le même que celui utilisé dans les pages fournies.</text:p>
      <text:h text:style-name="P18" text:outline-level="3"/>
      <text:h text:style-name="P19" text:outline-level="3"/>
      <text:h text:style-name="P20" text:outline-level="3"/>
      <text:h text:style-name="P21" text:outline-level="3">Modules</text:h>
      <text:p text:style-name="P22">L'application présente trois modules :<text:s/></text:p>
      <text:p text:style-name="Normal"><text:tab/>Formulaire de dons<text:s/></text:p>
      <text:p text:style-name="Normal"><text:tab/>Gestion<text:s/>des<text:s/>utilisateurs du site web<text:s/></text:p>
      <text:p text:style-name="Normal"><text:tab/>Gestion des opérations par les administrateurs<text:s/></text:p>
      <text:p text:style-name="Normal"><text:tab/>Inscription Newsletter</text:p>
      <text:p text:style-name="Normal"><text:tab/>Formulaire d’inscription des bénévole</text:p>
      <text:p text:style-name="Normal"><text:tab/>Inscription aux évènements<text:s/></text:p>
      <text:p text:style-name="Normal"><text:tab/>Gestion des différents points de contact<text:s/></text:p>
      <text:p text:style-name="Normal"><text:tab/>Formulaire de contact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style:letter-kerning="fals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POUNOU NSANA</meta:initial-creator>
    <dc:creator>NSANA APOUNOU</dc:creator>
    <meta:creation-date>2024-01-22T09:01:00Z</meta:creation-date>
    <dc:date>2024-01-22T14:21:00Z</dc:date>
    <meta:template xlink:href="Normal" xlink:type="simple"/>
    <meta:editing-cycles>3</meta:editing-cycles>
    <meta:editing-duration>PT11820S</meta:editing-duration>
    <meta:document-statistic meta:page-count="1" meta:paragraph-count="3" meta:word-count="295" meta:character-count="1917" meta:row-count="13" meta:non-whitespace-character-count="1625"/>
  </office:meta>
</office:document-meta>
</file>